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Form.setFullName( String ful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submit( My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Form.getEm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Form.setEmail( String 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Form.getFul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